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5.639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8.253cm" svg:height="1.534cm" svg:x="2.061cm" svg:y="1.794cm">
          <draw:text-box>
            <text:p><text:span text:style-name="T1">Event Driven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  <text:p text:style-name="P5"><text:span text:style-name="T3">Chaque fois que l'utilisateur dit « 3 », va en D et revient en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307cm" svg:x="15.618cm" svg:y="4.0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989cm" svg:y="7.862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5.606cm" svg:y="9.185cm">
          <draw:text-box>
            <text:p><text:span text:style-name="T2">C</text:span></text:p>
          </draw:text-box>
        </draw:frame>
        <draw:line draw:style-name="gr7" draw:text-style-name="P4" draw:layer="layout" svg:x1="15.903cm" svg:y1="5.281cm" svg:x2="15.903cm" svg:y2="9.083cm">
          <text:p/>
        </draw:line>
        <draw:frame draw:style-name="gr5" draw:layer="layout" svg:width="4.002cm" svg:height="3.823cm" svg:x="3.225cm" svg:y="14.6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5.409cm" svg:y1="5.191cm" svg:x2="12.721cm" svg:y2="7.879cm">
          <text:p/>
        </draw:line>
        <draw:line draw:style-name="gr7" draw:text-style-name="P4" draw:layer="layout" svg:x1="11.969cm" svg:y1="8.865cm" svg:x2="9.281cm" svg:y2="11.553cm">
          <text:p/>
        </draw:line>
        <draw:frame draw:style-name="gr4" draw:text-style-name="P3" draw:layer="layout" svg:width="0.629cm" svg:height="1.191cm" svg:x="8.61cm" svg:y="11.449cm">
          <draw:text-box>
            <text:p><text:span text:style-name="T2">E</text:span></text:p>
          </draw:text-box>
        </draw:frame>
        <draw:frame draw:style-name="gr13" draw:text-style-name="P6" draw:layer="layout" svg:width="13.764cm" svg:height="5.639cm" svg:x="12.254cm" svg:y="12.655cm">
          <draw:text-box>
            <text:p text:style-name="P5"><text:span text:style-name="T3">Départ de A</text:span></text:p>
            <text:p text:style-name="P5"><text:span text:style-name="T3">Chaque fois que l'utilisateur dit « 1 », va en B, va en E, revient en B et revient en A</text:span></text:p>
            <text:p text:style-name="P5"><text:span text:style-name="T3">Chaque fois que l'utilisateur dit « 2 », va en C et revient en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8.253cm" svg:height="1.534cm" svg:x="1.96cm" svg:y="1.694cm">
          <draw:text-box>
            <text:p><text:span text:style-name="T1">Event Driven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307cm" svg:x="12.225cm" svg:y="4.34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596cm" svg:y="8.17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213cm" svg:y="9.494cm">
          <draw:text-box>
            <text:p><text:span text:style-name="T2">C</text:span></text:p>
          </draw:text-box>
        </draw:frame>
        <draw:line draw:style-name="gr7" draw:text-style-name="P4" draw:layer="layout" svg:x1="12.51cm" svg:y1="5.59cm" svg:x2="12.51cm" svg:y2="9.392cm">
          <text:p/>
        </draw:line>
        <draw:frame draw:style-name="gr5" draw:layer="layout" svg:width="3.957cm" svg:height="3.823cm" svg:x="3.21cm" svg:y="14.6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4" draw:layer="layout" svg:x1="12.546cm" svg:y1="10.617cm" svg:x2="12.546cm" svg:y2="14.419cm">
          <text:p/>
        </draw:line>
        <draw:frame draw:style-name="gr10" draw:text-style-name="P3" draw:layer="layout" svg:width="0.647cm" svg:height="1.191cm" svg:x="12.273cm" svg:y="14.492cm">
          <draw:text-box>
            <text:p><text:span text:style-name="T2">F</text:span></text:p>
          </draw:text-box>
        </draw:frame>
        <draw:line draw:style-name="gr7" draw:text-style-name="P4" draw:layer="layout" svg:x1="12.016cm" svg:y1="5.5cm" svg:x2="9.328cm" svg:y2="8.188cm">
          <text:p/>
        </draw:line>
        <draw:frame draw:style-name="gr13" draw:text-style-name="P6" draw:layer="layout" svg:width="13.229cm" svg:height="5.639cm" svg:x="14.269cm" svg:y="13.57cm">
          <draw:text-box>
            <text:p text:style-name="P5"><text:span text:style-name="T3">Départ de A</text:span></text:p>
            <text:p text:style-name="P5"><text:span text:style-name="T3">Chaque fois que l'utilisateur dit « 3 », va en B et revient en A</text:span></text:p>
            <text:p text:style-name="P5"><text:span text:style-name="T3">Chaque fois que l'utilisateur dit « 4 », va en C, va en F, revient en C et revient en A</text:span></text:p>
          </draw:text-box>
        </draw:frame>
        <draw:g>
          <draw:line draw:style-name="gr9" draw:text-style-name="P4" draw:layer="layout" svg:x1="1.375cm" svg:y1="13.192cm" svg:x2="8.998cm" svg:y2="13.192cm">
            <text:p/>
          </draw:line>
          <draw:line draw:style-name="gr9" draw:text-style-name="P4" draw:layer="layout" svg:x1="8.963cm" svg:y1="13.166cm" svg:x2="8.963cm" svg:y2="19.524cm">
            <text:p/>
          </draw:line>
        </draw:g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307cm" svg:x="12.952cm" svg:y="3.81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9.323cm" svg:y="7.64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94cm" svg:y="8.964cm">
          <draw:text-box>
            <text:p><text:span text:style-name="T2">C</text:span></text:p>
          </draw:text-box>
        </draw:frame>
        <draw:line draw:style-name="gr7" draw:text-style-name="P4" draw:layer="layout" svg:x1="13.237cm" svg:y1="5.06cm" svg:x2="13.237cm" svg:y2="8.862cm">
          <text:p/>
        </draw:line>
        <draw:frame draw:style-name="gr5" draw:layer="layout" svg:width="4.071cm" svg:height="5.412cm" svg:x="3.077cm" svg:y="13.5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449cm" svg:y1="13.067cm" svg:x2="9.072cm" svg:y2="13.067cm">
            <text:p/>
          </draw:line>
          <draw:line draw:style-name="gr9" draw:text-style-name="P4" draw:layer="layout" svg:x1="9.037cm" svg:y1="13.041cm" svg:x2="9.037cm" svg:y2="19.399cm">
            <text:p/>
          </draw:line>
        </draw:g>
        <draw:line draw:style-name="gr7" draw:text-style-name="P4" draw:layer="layout" svg:x1="13.811cm" svg:y1="4.941cm" svg:x2="16.499cm" svg:y2="7.629cm">
          <text:p/>
        </draw:line>
        <draw:line draw:style-name="gr7" draw:text-style-name="P4" draw:layer="layout" svg:x1="12.743cm" svg:y1="4.97cm" svg:x2="10.055cm" svg:y2="7.658cm">
          <text:p/>
        </draw:line>
        <draw:line draw:style-name="gr7" draw:text-style-name="P4" draw:layer="layout" svg:x1="9.303cm" svg:y1="8.644cm" svg:x2="6.615cm" svg:y2="11.332cm">
          <text:p/>
        </draw:line>
        <draw:frame draw:style-name="gr4" draw:text-style-name="P3" draw:layer="layout" svg:width="0.629cm" svg:height="1.191cm" svg:x="5.944cm" svg:y="11.228cm">
          <draw:text-box>
            <text:p><text:span text:style-name="T2">E</text:span></text:p>
          </draw:text-box>
        </draw:frame>
        <draw:frame draw:style-name="gr10" draw:text-style-name="P3" draw:layer="layout" svg:width="0.647cm" svg:height="1.191cm" svg:x="16.557cm" svg:y="7.466cm">
          <draw:text-box>
            <text:p><text:span text:style-name="T2">D</text:span></text:p>
          </draw:text-box>
        </draw:frame>
        <draw:line draw:style-name="gr7" draw:text-style-name="P4" draw:layer="layout" svg:x1="17.279cm" svg:y1="8.41cm" svg:x2="19.967cm" svg:y2="11.098cm">
          <text:p/>
        </draw:line>
        <draw:frame draw:style-name="gr10" draw:text-style-name="P3" draw:layer="layout" svg:width="0.647cm" svg:height="1.191cm" svg:x="19.968cm" svg:y="10.906cm">
          <draw:text-box>
            <text:p><text:span text:style-name="T2">G</text:span></text:p>
          </draw:text-box>
        </draw:frame>
        <draw:frame draw:style-name="gr13" draw:text-style-name="P6" draw:layer="layout" svg:width="15.339cm" svg:height="6.563cm" svg:x="11.025cm" svg:y="12.43cm">
          <draw:text-box>
            <text:p text:style-name="P5"><text:span text:style-name="T3">Départ de A</text:span></text:p>
            <text:p text:style-name="P5"><text:span text:style-name="T3">Chaque fois que l'utilisateur dit « 1 », va en B, va en E, revient en B et revient en A</text:span></text:p>
            <text:p text:style-name="P5"><text:span text:style-name="T3">Chaque fois que l'utilisateur dit « 3 », va en C et revient en A</text:span></text:p>
            <text:p text:style-name="P5"><text:span text:style-name="T3">Chaque fois que l'utilisateur dit « 4 », va en D, va en G, revient en D et revient en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</meta:editing-cycles>
    <meta:editing-duration>P0D</meta:editing-duration>
    <dc:date>2013-05-27T23:32:19</dc:date>
    <dc:creator>oaz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B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CF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3} B~~~ # nabla csup{4} CFC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2} C~~~ }}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DG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3} C ~~~ # nabla csup{4} DGD } }} underbrace infinity   }</annotation>
  </semantics>
</math>
</file>